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00000011E8C83D86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27cm" svg:height="10.966cm" svg:x="6.51cm" svg:y="10.168cm">
          <draw:image xlink:href="Pictures/10000000000001400000011E8C83D868.jpg" xlink:type="simple" xlink:show="embed" xlink:actuate="onLoad">
            <text:p/>
          </draw:image>
        </draw:frame>
        <draw:frame draw:style-name="gr2" draw:layer="layout" svg:width="3.948cm" svg:height="0.963cm" svg:x="2.975cm" svg:y="15.961cm">
          <draw:text-box>
            <text:p>Middle hoo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Prog694 </meta:initial-creator>
    <meta:creation-date>2012-02-13T18:02:56.48</meta:creation-date>
    <dc:date>2012-02-13T18:05:48.32</dc:date>
    <dc:creator>Prog694 </dc:creator>
    <meta:editing-duration>PT2M52S</meta:editing-duration>
    <meta:editing-cycles>1</meta:editing-cycles>
    <meta:document-statistic meta:object-count="2"/>
    <meta:generator>OpenOffice.org/3.3$Win32 OpenOffice.org_project/330m20$Build-9567</meta:generator>
  </office:meta>
</office:document-meta>
</file>